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KUNO SARAYA, GRACIEL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KUNO SARAYA, GRACIEL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7055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AMANI KUNO, DIEGO OLIV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284212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5</text:p>
          </table:table-cell>
          <table:table-cell table:style-name="Tableau1.D2" office:value-type="string">
            <text:p text:style-name="P13">9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8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19:06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